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95c55" officeooo:paragraph-rsid="00295c55"/>
    </style:style>
    <style:style style:name="P2" style:family="paragraph" style:parent-style-name="Text_20_body">
      <style:text-properties officeooo:rsid="002ad49d" officeooo:paragraph-rsid="002ad49d"/>
    </style:style>
    <style:style style:name="P3" style:family="paragraph" style:parent-style-name="Text_20_body">
      <style:text-properties fo:font-weight="bold" officeooo:rsid="002ad49d" officeooo:paragraph-rsid="002ad49d" style:font-weight-asian="bold" style:font-weight-complex="bold"/>
    </style:style>
    <style:style style:name="P4" style:family="paragraph" style:parent-style-name="Text_20_body">
      <style:text-properties officeooo:rsid="002cc167" officeooo:paragraph-rsid="002cc167"/>
    </style:style>
    <style:style style:name="P5" style:family="paragraph" style:parent-style-name="Heading_20_3">
      <style:text-properties officeooo:rsid="002cc167" officeooo:paragraph-rsid="002cc167"/>
    </style:style>
    <style:style style:name="T1" style:family="text">
      <style:text-properties officeooo:rsid="00186445"/>
    </style:style>
    <style:style style:name="T2" style:family="text">
      <style:text-properties fo:font-weight="bold" style:font-weight-asian="bold" style:font-weight-complex="bold"/>
    </style:style>
    <style:style style:name="T3" style:family="text">
      <style:text-properties fo:font-weight="bold" officeooo:rsid="00186445" style:font-weight-asian="bold" style:font-weight-complex="bold"/>
    </style:style>
    <style:style style:name="T4" style:family="text">
      <style:text-properties fo:font-weight="bold" officeooo:rsid="001a79da" style:font-weight-asian="bold" style:font-weight-complex="bold"/>
    </style:style>
    <style:style style:name="T5" style:family="text">
      <style:text-properties fo:font-weight="bold" officeooo:rsid="001dbc0d" style:font-weight-asian="bold" style:font-weight-complex="bold"/>
    </style:style>
    <style:style style:name="T6" style:family="text">
      <style:text-properties fo:font-weight="bold" officeooo:rsid="001e4fef" style:font-weight-asian="bold" style:font-weight-complex="bold"/>
    </style:style>
    <style:style style:name="T7" style:family="text">
      <style:text-properties fo:font-weight="bold" officeooo:rsid="001f9323" style:font-weight-asian="bold" style:font-weight-complex="bold"/>
    </style:style>
    <style:style style:name="T8" style:family="text">
      <style:text-properties officeooo:rsid="0019561b"/>
    </style:style>
    <style:style style:name="T9" style:family="text">
      <style:text-properties officeooo:rsid="001a79da"/>
    </style:style>
    <style:style style:name="T10" style:family="text">
      <style:text-properties fo:font-weight="normal" style:font-weight-asian="normal" style:font-weight-complex="normal"/>
    </style:style>
    <style:style style:name="T11" style:family="text">
      <style:text-properties fo:font-weight="normal" officeooo:rsid="001a79da" style:font-weight-asian="normal" style:font-weight-complex="normal"/>
    </style:style>
    <style:style style:name="T12" style:family="text">
      <style:text-properties fo:font-weight="normal" officeooo:rsid="001c2f88" style:font-weight-asian="normal" style:font-weight-complex="normal"/>
    </style:style>
    <style:style style:name="T13" style:family="text">
      <style:text-properties fo:font-weight="normal" officeooo:rsid="001d033b" style:font-weight-asian="normal" style:font-weight-complex="normal"/>
    </style:style>
    <style:style style:name="T14" style:family="text">
      <style:text-properties fo:font-weight="normal" officeooo:rsid="001dbc0d" style:font-weight-asian="normal" style:font-weight-complex="normal"/>
    </style:style>
    <style:style style:name="T15" style:family="text">
      <style:text-properties fo:font-weight="normal" officeooo:rsid="001e4fef" style:font-weight-asian="normal" style:font-weight-complex="normal"/>
    </style:style>
    <style:style style:name="T16" style:family="text">
      <style:text-properties fo:font-weight="normal" officeooo:rsid="001eb8dd" style:font-weight-asian="normal" style:font-weight-complex="normal"/>
    </style:style>
    <style:style style:name="T17" style:family="text">
      <style:text-properties fo:font-size="10pt" style:font-size-asian="10pt" style:font-size-complex="10pt"/>
    </style:style>
    <style:style style:name="T18" style:family="text">
      <style:text-properties officeooo:rsid="001c2f88"/>
    </style:style>
    <style:style style:name="T19" style:family="text">
      <style:text-properties officeooo:rsid="001dbc0d"/>
    </style:style>
    <style:style style:name="T20" style:family="text">
      <style:text-properties officeooo:rsid="001e4fef"/>
    </style:style>
    <style:style style:name="T21" style:family="text">
      <style:text-properties fo:font-size="11pt" style:font-size-asian="11pt" style:font-size-complex="11pt"/>
    </style:style>
    <style:style style:name="T22" style:family="text">
      <style:text-properties officeooo:rsid="001eb8dd"/>
    </style:style>
    <style:style style:name="T23" style:family="text">
      <style:text-properties officeooo:rsid="001f9323"/>
    </style:style>
    <style:style style:name="T24" style:family="text">
      <style:text-properties officeooo:rsid="0020813f"/>
    </style:style>
    <style:style style:name="T25" style:family="text">
      <style:text-properties officeooo:rsid="00231ca4"/>
    </style:style>
    <style:style style:name="T26" style:family="text">
      <style:text-properties officeooo:rsid="002e37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u und Vorschläge, <text:span text:style-name="T1">zur Diskussion gestellt</text:span></text:h>
      <text:p text:style-name="P1">Es wird derzeit ziemlich viel geloggt. Wie machen wir das?</text:p>
      <text:h text:style-name="Heading_20_3" text:outline-level="3">Fileoperationen</text:h>
      <text:p text:style-name="P3">openXmlFile</text:p>
      <text:p text:style-name="P2"><text:span text:style-name="T2">writeXmlFile</text:span>: ist noch nicht fertig</text:p>
      <text:h text:style-name="Heading_20_3" text:outline-level="3">Node-Operationen</text:h>
      <text:p text:style-name="Text_20_body"><text:span text:style-name="T7">n</text:span><text:span text:style-name="T2">odeExists </text:span>: prüft nur auf nodenamen, es wurde so ziemlich dasselbe gemacht in openNode. <text:span text:style-name="T24">Gibt true zurück, wenn der Node mit Namen existiert. Macht sonst auch gar nichts. Soll das bleiben mit nicht stricter Lösung? Scheint Ruperts alte Methode gewesen zu sein.</text:span></text:p>
      <text:p text:style-name="Text_20_body"><text:span text:style-name="T2">openNode</text:span>: hat <text:span text:style-name="T23">jetzt </text:span>einen zusätzlichen Parameter attributes_strict, abhängig davon werden alle Attribute gesucht oder nur eines. Es ist bei false auch nicht notwendig mehr als ein Attribut <text:span text:style-name="T26">oder keines </text:span>zu übergeben. Abhängig davon wird getNode oder getNodeStrict aufgerufen.</text:p>
      <text:p text:style-name="Text_20_body"><text:span text:style-name="T2">getNode</text:span> : findet einen Knoten nach Namen und einem Attributepaar. Wenn der Namen existiert gilt der Knoten als gefunden, auch wenn das Attribut gefunden wurde. Wenn noch mehrere Attribute vorhanden sind als das zu suchende, ist das irrelevant, K<text:span text:style-name="T23">n</text:span>oten gilt trotzdem als gefunden.</text:p>
      <text:p text:style-name="Text_20_body">* mehrere Knoten werden nicht gefunden, nicht berücksichtigt, es wird der erste Knoten ermittelt</text:p>
      <text:p text:style-name="Text_20_body"><text:span text:style-name="T2">getNodeStrict</text:span> : findet einen Knoten nur, wenn er über Anzahl Attribute, Attribute und Namen identisch sind. Wenn mehr als ein Knoten gefunden wird, werden diese in actnodeset gesichert, actnode ist dann nil. Wenn es nur ein Knoten ist, ist actnode der gefunden Knoten.</text:p>
      <text:p text:style-name="Text_20_body"><text:span text:style-name="T2">addNodeText</text:span>: Text wird nur hinzugefügt/erzeugt, wenn keiner existiert. <text:s/>--- müsste noch gemacht werden, existiert noch nicht. </text:p>
      <text:p text:style-name="Text_20_body"><text:span text:style-name="T2">setNodeText</text:span> : <text:s/>setzt den TextContent bei actNode</text:p>
      <text:p text:style-name="Text_20_body"><text:span text:style-name="T2">makenode</text:span> : an actnode wird ein Knoten mit den entsprechenden Angaben (Name, Attributname, Attributvalue) als Child angehängt.</text:p>
      <text:p text:style-name="Text_20_body"><text:span text:style-name="T3">d</text:span><text:span text:style-name="T2">elnod</text:span><text:span text:style-name="T3">e </text:span><text:s/>: ohne path wird aktnode gelöscht, <text:span text:style-name="T1">neuer actNode ist parentNode</text:span>. Wenn actnode über opennode strict gemacht wird kann eine genauere Pfadangabe genutzt werden. Auch wenn über die entsprechenden Filterfunktionen (siehe unten) der Knoten gefunden wird. </text:p>
      <text:p text:style-name="Text_20_body"><text:span text:style-name="T2">delnode (path)</text:span>: nicht strict, actnode wird gelöscht wie oben </text:p>
      <text:p text:style-name="Text_20_body"><text:span text:style-name="T2">setActnodeIfText</text:span> (text) : an actnode wird der (erste) childeNode gefunden mit Text. <text:span text:style-name="T8">I</text:span>st nicht allgemeingültig gelöst. actnode wird der Knoten, der diesen TextContent hat. Wenn mehrere den gleichen Text haben können müssen vorher die Filter durchgeführt werden über NodeName oder <text:s/>Attribute.</text:p>
      <text:p text:style-name="Standard"><text:span text:style-name="Source_20_Text"><text:span text:style-name="T17">{</text:span></text:span></text:p>
      <text:p text:style-name="Standard"><text:span text:style-name="Source_20_Text"><text:span text:style-name="T17"><text:s text:c="4"/>function makeNodeAtPos(var newNode:TDOMNode; myparentNode:TDOMNode;</text:span></text:span></text:p>
      <text:p text:style-name="Standard"><text:span text:style-name="Source_20_Text"><text:span text:style-name="T17"><text:s text:c="25"/>mynodeName, attributeName, attributeValue : string;</text:span></text:span></text:p>
      <text:p text:style-name="Standard"><text:span text:style-name="Source_20_Text"><text:span text:style-name="T17"><text:s text:c="25"/>Position : integer):boolean;</text:span></text:span></text:p>
      <text:p text:style-name="Standard"><text:span text:style-name="Source_20_Text"><text:span text:style-name="T17"><text:s text:c="25"/>wird ersetzt durch openNode -&gt; actNode, dann makeNode</text:span></text:span></text:p>
      <text:p text:style-name="Standard"><text:soft-page-break/><text:span text:style-name="Source_20_Text"><text:span text:style-name="T17"><text:s text:c="25"/>und setzen der Attribute.</text:span></text:span></text:p>
      <text:p text:style-name="Standard"><text:span text:style-name="Source_20_Text"><text:span text:style-name="T17"><text:s text:c="4"/>} </text:span></text:span></text:p>
      <text:h text:style-name="Heading_20_3" text:outline-level="3">Attribute</text:h>
      <text:p text:style-name="Text_20_body"><text:span text:style-name="T2">countAttributes</text:span> : TDOMNode wird übergeben, zurück gibts die Anzah<text:span text:style-name="T1">l</text:span> der Attribute, <text:span text:style-name="T1">es </text:span>könnte dazu noch eine überladene Funktion geben, die es auf <text:s/>actNode macht</text:p>
      <text:p text:style-name="Text_20_body"><text:span text:style-name="T2">hasAttribute</text:span> <text:span text:style-name="T19">(string) </text:span>: ermittelt, ob actnode Attribut mit Namen attributename hat.</text:p>
      <text:p text:style-name="Text_20_body"><text:span text:style-name="T5">g</text:span><text:span text:style-name="T2">etAttributeValue </text:span><text:span text:style-name="T14">(string)String : </text:span><text:span text:style-name="T15">arbeitet auf actNode, liefert einen String zurück </text:span><text:span text:style-name="T6">ohne Hochkomma!!</text:span><text:span text:style-name="T15">! </text:span></text:p>
      <text:p text:style-name="Text_20_body"><text:span text:style-name="T2">addAttribute</text:span> : Attribut an wird nur hinzugefügt/erzeugt, wenn key nicht existiert. Verändert vorhandenes key-value-Paar nicht.</text:p>
      <text:p text:style-name="Text_20_body"><text:span text:style-name="T2">setAttribute</text:span> : setzen eines Values für existierenden key; falls nicht vorhanden, wird key-value-Paar erzeugt.</text:p>
      <text:p text:style-name="Text_20_body"><text:span text:style-name="T2">delAttribute</text:span> : Attribut in actnode wird gelöscht.</text:p>
      <text:p text:style-name="Text_20_body"><text:span text:style-name="T2">getAttributeValue</text:span> : Value eines Attributes in actnode</text:p>
      <text:h text:style-name="Heading_20_3" text:outline-level="3">NodeSet-Funktionen von Rupert <text:span text:style-name="T18">(ergänzt)</text:span></text:h>
      <text:p text:style-name="Text_20_body"><text:span text:style-name="T2">getNextGenerationActNodeSet</text:span> : übernimmt die Liste der angehängten Knoten aus derivedNodeSet in actNodeSet. </text:p>
      <text:p text:style-name="Text_20_body"><text:span text:style-name="T2">makeNewDerivedNodeSet</text:span> : erstellt eine Liste aller Kind-Knoten von jedem Knoten <text:span text:style-name="T8">i</text:span>n actNodeSet. Wenn nur die Kinder von einem Knoten gebraucht werden (was in der <text:span text:style-name="T8">R</text:span>egel der Fall ist) muss zuerst auf actNodeSet gefiltert werden. <text:span text:style-name="T9">Dann würden mit </text:span><text:span text:style-name="T10">makeNewDerivedNodeSet </text:span><text:span text:style-name="T11">die Kind-knoten erzeugt werden.</text:span></text:p>
      <text:p text:style-name="Text_20_body"><text:span text:style-name="T2">S</text:span><text:span text:style-name="T4">etlengthActNodeSet</text:span><text:span text:style-name="T11"> : ...</text:span></text:p>
      <text:p text:style-name="Text_20_body"><text:span text:style-name="T4">setlengthDerivedNodeSet</text:span><text:span text:style-name="T11"> : ...</text:span></text:p>
      <text:p text:style-name="Text_20_body"><text:span text:style-name="T2">g</text:span><text:span text:style-name="T4">etCountNotNil</text:span><text:span text:style-name="T11">: </text:span><text:span text:style-name="T10">Anzahl Elemente in actNodeSet</text:span></text:p>
      <text:p text:style-name="Text_20_body"><text:span text:style-name="T4">getCountDerivedNotNil</text:span><text:span text:style-name="T11">: </text:span><text:span text:style-name="T10">Anzahl Elemente in derivedNodeSet</text:span></text:p>
      <text:p text:style-name="Text_20_body"><text:span text:style-name="T2">logNodeSets</text:span><text:span text:style-name="T10"> : loggt beide nodeSets</text:span></text:p>
      <text:p text:style-name="Text_20_body"><text:span text:style-name="T2">logActNodeSet</text:span><text:span text:style-name="T10">: loggt nur actNodeSet </text:span><text:span text:style-name="T12">(ergänzt)</text:span></text:p>
      <text:p text:style-name="Text_20_body"><text:span text:style-name="T2">cleanUpDerivedNodeSet</text:span><text:span text:style-name="T10">: wirft alle Nil-Elemente aus derivedNodeSet raus</text:span></text:p>
      <text:p text:style-name="Text_20_body"><text:span text:style-name="T4">cleanUpActNodeSet</text:span><text:span text:style-name="T11">: </text:span><text:span text:style-name="T10">wirft alle Nil-Elemente aus actNodeSet raus</text:span></text:p>
      <text:p text:style-name="Text_20_body"><text:span text:style-name="T10">Erzeugen des actNodeSet: - </text:span><text:span text:style-name="T12">könnte auch in eine neue Prozedur/Funktion gepackt werden </text:span><text:span text:style-name="T13">(makeNodeSets)</text:span></text:p>
      <text:p text:style-name="Standard"><text:span text:style-name="Source_20_Text"><text:span text:style-name="T17"><text:s text:c="2"/>XMLDocObject.setlengthActNodeSet <text:s/>(1);</text:span></text:span></text:p>
      <text:p text:style-name="Standard"><text:span text:style-name="Source_20_Text"><text:span text:style-name="T17"><text:s text:c="2"/>XMLDocObject.actnodeset[0] := XMLDocObject.getDocumentElement;</text:span></text:span></text:p>
      <text:p text:style-name="Standard"><text:span text:style-name="Source_20_Text"><text:span text:style-name="T17"><text:s text:c="2"/>for k:= 0 to length(XMLDocObject.actNodeSet)-1 do</text:span></text:span></text:p>
      <text:p text:style-name="Standard"><text:span text:style-name="Source_20_Text"><text:span text:style-name="T17"><text:s text:c="4"/>if XMLDocObject.actNodeSet[k] &lt;&gt; nil then</text:span></text:span></text:p>
      <text:p text:style-name="Standard"><text:span text:style-name="Source_20_Text"><text:span text:style-name="T17"><text:s text:c="6"/>LogDatei.log('actNodeSet &lt;&gt; nil',oslog.LLinfo)</text:span></text:span></text:p>
      <text:p text:style-name="Standard"><text:span text:style-name="Source_20_Text"><text:span text:style-name="T17"><text:s text:c="4"/>else</text:span></text:span></text:p>
      <text:p text:style-name="Standard"><text:soft-page-break/><text:span text:style-name="Source_20_Text"><text:span text:style-name="T17"><text:s text:c="6"/>LogDatei.log('actNodeSet = nil',oslog.LLinfo);</text:span></text:span></text:p>
      <text:p text:style-name="Standard"><text:span text:style-name="Source_20_Text"><text:span text:style-name="T17"><text:s text:c="2"/>XMLDocObject.makeNewDerivedNodeSet;</text:span></text:span></text:p>
      <text:p text:style-name="Standard"><text:span text:style-name="Source_20_Text"><text:span text:style-name="T17"><text:s text:c="2"/>XMLDocObject.logNodeSets;</text:span></text:span></text:p>
      <text:h text:style-name="Heading_20_3" text:outline-level="3">Filterfunktionen</text:h>
      <text:p text:style-name="Text_20_body"><text:span text:style-name="T2">filterByText</text:span> : filtert auf actnodeset nach TextContent. getNextGenerationActNodeSet muss also meist zuvor ausgeführt werden. das klappt irgendwie nicht richtig, das derived Nodest sieht merkwürdig aus und der Knoten kann zwar geholt werden, es wird aber das schließende Tag nicht gelöscht -- verwende ich erstmal nicht weiter. Stattdessen setActnodeIfText auf dem <text:span text:style-name="T25">eindeutigen</text:span> Knoten aus actNodeSet -&gt; actnode wird dann der nach text gefundene Knoten</text:p>
      <text:p text:style-name="Text_20_body"><text:span text:style-name="T2">filterByAttribute_existing</text:span> : filtert auf <text:span text:style-name="T20">derivedNodeSet. </text:span></text:p>
      <text:p text:style-name="Text_20_body">Beispiel: im derivedNodeset gibt es einen Knoten mit Attribut Level=“basic“</text:p>
      <text:p text:style-name="Standard"><text:span text:style-name="Source_20_Text"><text:span text:style-name="T17"><text:s text:c="2"/>// filtern nach Attribut key/value</text:span></text:span></text:p>
      <text:p text:style-name="Standard"><text:span text:style-name="Source_20_Text"><text:span text:style-name="T17"><text:s text:c="2"/>XMLDocObject.filterByAttribute_existing ('Level', '"basic"');</text:span></text:span></text:p>
      <text:p text:style-name="Standard"><text:span text:style-name="Source_20_Text"><text:span text:style-name="T17"><text:s text:c="2"/>XMLDocObject.getNextGenerationActNodeSet;</text:span></text:span></text:p>
      <text:p text:style-name="Standard"><text:span text:style-name="Source_20_Text"><text:span text:style-name="T17"><text:s text:c="2"/>XMLDocObject.makeNewDerivedNodeSet;</text:span></text:span></text:p>
      <text:p text:style-name="Standard"><text:span text:style-name="Source_20_Text"><text:span text:style-name="T17"><text:s text:c="2"/>XMLDocObject.logNodeSets; </text:span></text:span></text:p>
      <text:p text:style-name="Standard"><text:span text:style-name="Source_20_Text"><text:span text:style-name="T21"/></text:span></text:p>
      <text:p text:style-name="Text_20_body">Hier wäre zu klären, wie mit den Hochkommas umgegangen werden soll – einheitlich ....</text:p>
      <text:p text:style-name="Text_20_body"><text:span text:style-name="T2">filterByAttributeName_existing</text:span> : filtert auf actnodeset. <text:span text:style-name="T22">Siehe Beispiel </text:span><text:span text:style-name="T2">filterByAttribute_existing </text:span><text:span text:style-name="T16">analog</text:span><text:span text:style-name="T2"> </text:span></text:p>
      <text:p text:style-name="Text_20_body"><text:span text:style-name="T2">filterByAttributeList</text:span> : – <text:span text:style-name="T1">habe ich noch nicht verwendet, muss noch umgearbeitet werden, erstmal nachschauen in welchem Zusammenhang das wie aufgerufen wird. Ich würde die key_valueCollection nutzen wollen</text:span></text:p>
      <text:p text:style-name="Text_20_body"><text:span text:style-name="T2">filterByChildElement</text:span> : filtert auf derivedNodeSet nach einem Knoten-Namen. Damit kann danach eine eingeschränte Liste in actNodeSet mit <text:s/>getNextGenerationActNodeSet übernommen und danach die anderen Filterfunktionen genutzt werden.</text:p>
      <text:p text:style-name="Text_20_body"><text:span text:style-name="T2">setActNodeUniqueFromActnodeSet</text:span> : wenn über die Filterfunktionen das actnodeset auf einen Eintrag reduziert ist, kann mit dieser Funktion <text:span text:style-name="T22">der einzige Knoten im Array auf actnode gelegt und mit actnode dann die entsprechenden Operationen gemacht <text:s/>werden.</text:span></text:p>
      <text:p text:style-name="Text_20_body"/>
      <text:h text:style-name="P5" text:outline-level="3">Hilfsfunktionen</text:h>
      <text:p text:style-name="P4">makeAttributesS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79d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a </meta:initial-creator>
    <meta:creation-date>2017-06-14T11:32:31.548919815</meta:creation-date>
    <dc:date>2018-09-24T16:05:07.446719923</dc:date>
    <dc:creator>Martina </dc:creator>
    <meta:editing-duration>PT3H25M51S</meta:editing-duration>
    <meta:editing-cycles>19</meta:editing-cycles>
    <meta:generator>LibreOffice/5.1.6.2$Linux_X86_64 LibreOffice_project/10m0$Build-2</meta:generator>
    <meta:document-statistic meta:table-count="0" meta:image-count="0" meta:object-count="0" meta:page-count="3" meta:paragraph-count="69" meta:word-count="783" meta:character-count="6282" meta:non-whitespace-character-count="5401"/>
  </office:meta>
</office:document-meta>
</file>